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Light" svg:font-family="'Calibri Light'"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style>
    <style:style style:name="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4" style:family="paragraph" style:parent-style-name="normal">
      <style:paragraph-properties fo:text-align="center" style:justify-single-word="false" fo:orphans="0" fo:widows="0"/>
    </style:style>
    <style:style style:name="P5" style:family="paragraph" style:parent-style-name="normal">
      <style:paragraph-properties fo:orphans="0" fo:widows="0"/>
    </style:style>
    <style:style style:name="P6" style:family="paragraph" style:parent-style-name="normal">
      <style:paragraph-properties fo:text-align="end" style:justify-single-word="false" fo:orphans="0" fo:widows="0"/>
    </style:style>
    <style:style style:name="P7" style:family="paragraph" style:parent-style-name="normal">
      <style:text-properties fo:font-weight="bold" style:font-weight-asian="bold"/>
    </style:style>
    <style:style style:name="P8" style:family="paragraph" style:parent-style-name="Standard">
      <style:text-properties fo:color="#000000" loext:opacity="100%" style:font-name="Consolas" fo:font-size="10pt" fo:font-weight="bold" style:font-size-asian="10pt" style:font-weight-asian="bold"/>
    </style:style>
    <style:style style:name="P9" style:family="paragraph" style:parent-style-name="Standard">
      <style:paragraph-properties fo:margin-left="0in" fo:margin-right="0in" fo:text-align="start" style:justify-single-word="false" fo:text-indent="0in" style:auto-text-indent="false"/>
      <style:text-properties fo:color="#000000" loext:opacity="100%" style:font-name="Consolas" fo:font-size="10pt" style:font-size-asian="10pt"/>
    </style:style>
    <style:style style:name="P10" style:family="paragraph" style:parent-style-name="Standard">
      <style:paragraph-properties fo:margin-left="0in" fo:margin-right="0in" fo:text-align="start" style:justify-single-word="false" fo:text-indent="0in" style:auto-text-indent="false"/>
      <style:text-properties fo:color="#00c87d" loext:opacity="100%" style:font-name="Consolas" fo:font-size="10pt" style:font-size-asian="10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3" style:family="paragraph" style:parent-style-name="normal">
      <style:text-properties fo:font-weight="bold" style:font-weight-asian="bold"/>
    </style:style>
    <style:style style:name="P14" style:family="paragraph" style:parent-style-name="normal" style:master-page-name="Standard">
      <style:paragraph-properties fo:text-align="center" style:justify-single-word="false" style:page-number="1"/>
      <style:text-properties fo:font-size="18pt" style:font-size-asian="18pt" style:font-size-complex="18pt"/>
    </style:style>
    <style:style style:name="T1" style:family="text">
      <style:text-properties fo:font-weight="bold" style:font-weight-asian="bold"/>
    </style:style>
    <style:style style:name="T2" style:family="text">
      <style:text-properties fo:color="#000000" loext:opacity="100%" style:font-name="Consolas" fo:font-size="10pt" style:font-size-asian="10pt"/>
    </style:style>
    <style:style style:name="T3" style:family="text">
      <style:text-properties fo:color="#000000" loext:opacity="100%" style:font-name="Consolas" fo:font-size="10pt" style:font-size-asian="10pt"/>
    </style:style>
    <style:style style:name="T4" style:family="text">
      <style:text-properties fo:color="#00c87d" loext:opacity="100%" style:font-name="Consolas" fo:font-size="10pt" style:font-size-asian="10pt"/>
    </style:style>
    <style:style style:name="T5" style:family="text">
      <style:text-properties fo:color="#00c87d" loext:opacity="100%" style:font-name="Consolas"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elational Databases with MySQL Week 6 Coding Assignment</text:p>
      <text:p text:style-name="normal"><text:span text:style-name="T1">Points possible:</text:span> 70</text:p>
      <table:table table:name="Table1" table:style-name="Table1">
        <table:table-column table:style-name="Table1.A"/>
        <table:table-column table:style-name="Table1.B" table:number-columns-repeated="2"/>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1" office:value-type="string">
            <text:p text:style-name="P5">Functionality</text:p>
          </table:table-cell>
          <table:table-cell table:style-name="Table1.A1" office:value-type="string">
            <text:p text:style-name="P5">Does the code work?</text:p>
          </table:table-cell>
          <table:table-cell table:style-name="Table1.A1" office:value-type="string">
            <text:p text:style-name="P6">25</text:p>
          </table:table-cell>
        </table:table-row>
        <table:table-row table:style-name="Table1.1">
          <table:table-cell table:style-name="Table1.A1" office:value-type="string">
            <text:p text:style-name="P5">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1" office:value-type="string">
            <text:p text:style-name="P5">Creativity</text:p>
          </table:table-cell>
          <table:table-cell table:style-name="Table1.A1" office:value-type="string">
            <text:p text:style-name="P5">Student solved the problems presented in the assignment using creativity and out of the box thinking.</text:p>
          </table:table-cell>
          <table:table-cell table:style-name="Table1.A1" office:value-type="string">
            <text:p text:style-name="P6">25</text:p>
          </table:table-cell>
        </table:table-row>
        <table:table-row table:style-name="Table1.1">
          <table:table-cell table:style-name="Table1.A1" office:value-type="string">
            <text:p text:style-name="P5">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normal"/>
      <text:p text:style-name="normal"><text:span text:style-name="T1">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P7">Coding Steps:</text:p>
      <text:p text:style-name="normal">This week you will be working together as a <text:span text:style-name="T1">team</text:span> to create a full CRUD application.</text:p>
      <text:p text:style-name="normal">Your console CRUD application will need to use a database to store all the application data.</text:p>
      <text:p text:style-name="normal">As a team, decide what you want your project to do. Get instructor approval early in the week before beginning development.</text:p>
      <text:p text:style-name="normal">You need to have at least 3 entities.</text:p>
      <text:p text:style-name="normal">Users should be able to interact via the console (i.e. Scanner(System.in)))</text:p>
      <text:p text:style-name="normal">Use git to collaborate.</text:p>
      <text:p text:style-name="normal">Everyone will be graded on their individual contributions.</text:p>
      <text:p text:style-name="normal"><text:soft-page-break/></text:p>
      <text:p text:style-name="P7">Screenshots of Code:</text:p>
      <text:p text:style-name="P7"/>
      <text:p text:style-name="P7">Screenshots of Running Application:</text:p>
      <text:p text:style-name="P8">Welcome to your reservation self-service portal. Please sign-in</text:p>
      <text:p text:style-name="P2"><text:span text:style-name="T2">First name: </text:span><text:span text:style-name="T4">P</text:span></text:p>
      <text:p text:style-name="P2"><text:span text:style-name="T2">Last name: </text:span><text:span text:style-name="T4">c</text:span></text:p>
      <text:p text:style-name="P3"/>
      <text:p text:style-name="P2"><text:span text:style-name="T2">Select an Option:</text:span></text:p>
      <text:p text:style-name="P2"><text:span text:style-name="T2">-----------------------</text:span></text:p>
      <text:p text:style-name="P2"><text:span text:style-name="T2">1 Show Your Reservations</text:span></text:p>
      <text:p text:style-name="P2"><text:span text:style-name="T2">2 Make Reservation</text:span></text:p>
      <text:p text:style-name="P2"><text:span text:style-name="T2">3 Cancel Reservation</text:span></text:p>
      <text:p text:style-name="P2"><text:span text:style-name="T2">4 Sign out</text:span></text:p>
      <text:p text:style-name="P2"><text:span text:style-name="T2">5 Quit</text:span></text:p>
      <text:p text:style-name="P2"><text:span text:style-name="T4">2</text:span></text:p>
      <text:p text:style-name="P2"><text:span text:style-name="T2">Date (YYYY-MM-DD): </text:span></text:p>
      <text:p text:style-name="P2"><text:span text:style-name="T4">2016-04-08</text:span></text:p>
      <text:p text:style-name="P2"><text:span text:style-name="T2">Rooms available on Fri Apr 08 00:00:00 MST 2016</text:span></text:p>
      <text:p text:style-name="P2"><text:span text:style-name="T2">-----------------------</text:span></text:p>
      <text:p text:style-name="P2"><text:span text:style-name="T2">Room #: 1 <text:s text:c="3"/>Room name: Camelback <text:s text:c="3"/>Max occupancy: 20</text:span></text:p>
      <text:p text:style-name="P2"><text:span text:style-name="T2">Room #: 2 <text:s text:c="3"/>Room name: McDowwell <text:s text:c="3"/>Max occupancy: 30</text:span></text:p>
      <text:p text:style-name="P2"><text:span text:style-name="T2">Room #: 3 <text:s text:c="3"/>Room name: Cactus <text:s text:c="3"/>Max occupancy: 25</text:span></text:p>
      <text:p text:style-name="P2"><text:span text:style-name="T2">Room #: 4 <text:s text:c="3"/>Room name: Washngton <text:s text:c="3"/>Max occupancy: 40</text:span></text:p>
      <text:p text:style-name="P2"><text:span text:style-name="T2">Room #: 5 <text:s text:c="3"/>Room name: Jefferson <text:s text:c="3"/>Max occupancy: 25</text:span></text:p>
      <text:p text:style-name="P2"><text:span text:style-name="T2">Select available room # (or '0' to exit): </text:span><text:span text:style-name="T4">4</text:span></text:p>
      <text:p text:style-name="P2"><text:span text:style-name="T2">Select an Option:</text:span></text:p>
      <text:p text:style-name="P2"><text:span text:style-name="T2">-----------------------</text:span></text:p>
      <text:p text:style-name="P2"><text:span text:style-name="T2">1 Show Your Reservations</text:span></text:p>
      <text:p text:style-name="P2"><text:span text:style-name="T2">2 Make Reservation</text:span></text:p>
      <text:p text:style-name="P2"><text:span text:style-name="T2">3 Cancel Reservation</text:span></text:p>
      <text:p text:style-name="P2"><text:soft-page-break/><text:span text:style-name="T2">4 Sign out</text:span></text:p>
      <text:p text:style-name="P2"><text:span text:style-name="T2">5 Quit</text:span></text:p>
      <text:p text:style-name="P2"><text:span text:style-name="T4">1</text:span></text:p>
      <text:p text:style-name="P2"><text:span text:style-name="T2">Reservation #: 26 <text:s text:c="3"/>Room name: Washngton <text:s text:c="3"/>Max occupancy: 40 <text:s text:c="3"/>Date: 2016-04-08</text:span></text:p>
      <text:p text:style-name="P2"><text:span text:style-name="T4">3</text:span></text:p>
      <text:p text:style-name="P2"><text:span text:style-name="T2">Select an Option:</text:span></text:p>
      <text:p text:style-name="P2"><text:span text:style-name="T2">-----------------------</text:span></text:p>
      <text:p text:style-name="P2"><text:span text:style-name="T2">1 Show Your Reservations</text:span></text:p>
      <text:p text:style-name="P2"><text:span text:style-name="T2">2 Make Reservation</text:span></text:p>
      <text:p text:style-name="P2"><text:span text:style-name="T2">3 Cancel Reservation</text:span></text:p>
      <text:p text:style-name="P2"><text:span text:style-name="T2">4 Sign out</text:span></text:p>
      <text:p text:style-name="P2"><text:span text:style-name="T2">5 Quit</text:span></text:p>
      <text:p text:style-name="P2"><text:span text:style-name="T4">3</text:span></text:p>
      <text:p text:style-name="P2"><text:span text:style-name="T2">Reservation #: 26 <text:s text:c="3"/>Room name: Washngton <text:s text:c="3"/>Max occupancy: 40 <text:s text:c="3"/>Date: 2016-04-08</text:span></text:p>
      <text:p text:style-name="P2"><text:span text:style-name="T2">Select reservation # (or '0' to exit): </text:span><text:span text:style-name="T4">19</text:span></text:p>
      <text:p text:style-name="P2"><text:span text:style-name="T2">Select reservation # (or '0' to exit): </text:span><text:span text:style-name="T4">26</text:span></text:p>
      <text:p text:style-name="P2"><text:span text:style-name="T2">Select an Option:</text:span></text:p>
      <text:p text:style-name="P2"><text:span text:style-name="T2">-----------------------</text:span></text:p>
      <text:p text:style-name="P2"><text:span text:style-name="T2">1 Show Your Reservations</text:span></text:p>
      <text:p text:style-name="P2"><text:span text:style-name="T2">2 Make Reservation</text:span></text:p>
      <text:p text:style-name="P2"><text:span text:style-name="T2">3 Cancel Reservation</text:span></text:p>
      <text:p text:style-name="P2"><text:span text:style-name="T2">4 Sign out</text:span></text:p>
      <text:p text:style-name="P2"><text:span text:style-name="T2">5 Quit</text:span></text:p>
      <text:p text:style-name="P2"><text:span text:style-name="T4">1</text:span></text:p>
      <text:p text:style-name="P8">No reservations</text:p>
      <text:p text:style-name="P7">URL to GitHub Repository:</text:p>
      <text:p text:style-name="P7">https://github.com/mikefranzen/mysql_week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Light" svg:font-family="'Calibri Light'"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 style:font-family-complex="'Lucida Sans'" style:font-family-generic-complex="system" style:font-pitch-complex="variable" style:font-size-complex="16pt"/>
    </style:style>
    <style:style style:name="Heading_20_2" style:display-name="Heading 2" style:family="paragraph" style:parent-style-name="normal" style:next-style-name="normal" style:default-outline-leve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111in" style:contextual-spacing="true" fo:text-indent="0in" style:auto-text-indent="false"/>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 style:font-family-complex="'Lucida Sans'"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1"/>
      </style:footer>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11T23:48:00</meta:creation-date>
    <meta:initial-creator>Nick Suwyn</meta:initial-creator>
    <dc:date>2021-01-24T17:03:35.045000000</dc:date>
    <meta:editing-duration>PT11M43S</meta:editing-duration>
    <meta:editing-cycles>2</meta:editing-cycles>
    <meta:generator>LibreOffice/7.0.4.2$Windows_X86_64 LibreOffice_project/dcf040e67528d9187c66b2379df5ea4407429775</meta:generator>
    <meta:document-statistic meta:table-count="1" meta:image-count="0" meta:object-count="0" meta:page-count="3" meta:paragraph-count="81" meta:word-count="470" meta:character-count="2919" meta:non-whitespace-character-count="2480"/>
  </office:meta>
</office:document-meta>
</file>